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B0000013FAB1342978CB319DA.png" manifest:media-type="image/png"/>
  <manifest:file-entry manifest:full-path="Pictures/10000001000001AE00000112BBD274BBA27C7DD6.png" manifest:media-type="image/png"/>
  <manifest:file-entry manifest:full-path="Pictures/10000001000000E8000000E40B88D0EA0AA7A75D.png" manifest:media-type="image/png"/>
  <manifest:file-entry manifest:full-path="Pictures/100000010000012D0000015BE08945E7F3BB8C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Image2" text:anchor-type="char" svg:x="9.412cm" svg:y="-0.277cm" svg:width="7.964cm" svg:height="9.181cm" draw:z-index="1"><draw:image xlink:href="Pictures/100000010000012D0000015BE08945E7F3BB8C37.png" xlink:type="simple" xlink:show="embed" xlink:actuate="onLoad" draw:mime-type="image/png"/></draw:frame><draw:frame draw:style-name="fr1" draw:name="Image1" text:anchor-type="char" svg:x="-0.621cm" svg:y="0.605cm" svg:width="6.138cm" svg:height="6.033cm" draw:z-index="0"><draw:image xlink:href="Pictures/10000001000000E8000000E40B88D0EA0AA7A75D.png" xlink:type="simple" xlink:show="embed" xlink:actuate="onLoad" draw:mime-type="image/png"/></draw:frame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/>
      <text:p text:style-name="Text_20_body"/>
      <text:p text:style-name="Text_20_body"><draw:frame draw:style-name="fr1" draw:name="Image3" text:anchor-type="char" svg:x="-1.503cm" svg:y="-0.078cm" svg:width="11.377cm" svg:height="7.25cm" draw:z-index="2"><draw:image xlink:href="Pictures/10000001000001AE00000112BBD274BBA27C7DD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><draw:frame draw:style-name="fr1" draw:name="Image4" text:anchor-type="char" svg:x="-1.199cm" svg:y="0.347cm" svg:width="13.414cm" svg:height="8.44cm" draw:z-index="3"><draw:image xlink:href="Pictures/10000001000001FB0000013FAB1342978CB319DA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7:07:44.546451647</meta:creation-date>
    <dc:date>2023-09-29T07:10:45.272945054</dc:date>
    <meta:editing-duration>PT3M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